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4.23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6.5cm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0.932cm" fo:min-width="2.45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5cm" fo:min-width="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36cm" fo:min-width="3.60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7cm" svg:height="2.3cm" svg:x="6.2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629cm" svg:height="1.666cm" draw:transform="skewX (0.737052543117205) rotate (0.0153588974175501) translate (7.672cm 6.511cm)">
          <text:p text:style-name="P1">Pobierz 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7cm" svg:height="2.4cm" svg:x="5.8cm" svg:y="9.6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9cm" svg:height="2.363cm" svg:x="6.4cm" svg:y="13.237cm">
          <text:p text:style-name="P1">I &lt; a +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5.629cm" svg:height="1.666cm" draw:transform="skewX (0.737052543117205) rotate (0.0153588974175501) translate (8.086cm 17.086cm)">
          <text:p text:style-name="P1">Pobierz a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6.5cm" svg:height="2.7cm" svg:x="11.6cm" svg:y="20.1cm">
          <text:p text:style-name="P1">Iloczyn = iloczyn * a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5.8cm" svg:height="2.1cm" svg:x="8cm" svg:y="24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55cm" svg:y1="4.8cm" svg:x2="10.486cm" svg:y2="6.468cm" draw:start-shape="id1" draw:start-glue-point="8" draw:end-shape="id2" svg:d="M9550 4800v813h936v855" svg:viewBox="0 0 937 1669">
          <text:p/>
        </draw:connector>
        <draw:connector draw:style-name="gr7" draw:text-style-name="P1" draw:layer="layout" svg:x1="8.999cm" svg:y1="8.157cm" svg:x2="9.3cm" svg:y2="9.6cm" draw:start-shape="id2" draw:start-glue-point="2" draw:end-shape="id3" svg:d="M8999 8157v743h301v700" svg:viewBox="0 0 302 1444">
          <text:p/>
        </draw:connector>
        <draw:connector draw:style-name="gr7" draw:text-style-name="P1" draw:layer="layout" svg:x1="9.3cm" svg:y1="12cm" svg:x2="9.35cm" svg:y2="13.237cm" draw:start-shape="id3" draw:start-glue-point="2" draw:end-shape="id4" draw:end-glue-point="4" svg:d="M9300 12000v618h50v619" svg:viewBox="0 0 51 1238">
          <text:p/>
        </draw:connector>
        <draw:connector draw:style-name="gr7" draw:text-style-name="P1" draw:layer="layout" draw:line-skew="-3.45cm" svg:x1="9.3cm" svg:y1="12cm" svg:x2="18.1cm" svg:y2="21.45cm" draw:start-shape="id3" draw:start-glue-point="2" draw:end-shape="id5" draw:end-glue-point="1" svg:d="M9300 12000v600h9301v8850h-501" svg:viewBox="0 0 9302 9451">
          <text:p/>
        </draw:connector>
        <draw:connector draw:style-name="gr8" draw:text-style-name="P1" draw:layer="layout" svg:x1="9.35cm" svg:y1="15.6cm" svg:x2="10.9cm" svg:y2="17.043cm" draw:start-shape="id4" draw:start-glue-point="6" draw:end-shape="id6" svg:d="M9350 15600v700h1550v743" svg:viewBox="0 0 1551 1444">
          <text:p text:style-name="P1">Tak</text:p>
        </draw:connector>
        <draw:connector draw:style-name="gr7" draw:text-style-name="P1" xml:id="id7" draw:id="id7" draw:layer="layout" svg:x1="5.8cm" svg:y1="10.8cm" svg:x2="5.8cm" svg:y2="10.8cm" draw:start-shape="id3" draw:start-glue-point="3" draw:end-shape="id3" draw:end-glue-point="3" svg:d="M5800 10800z" svg:viewBox="0 0 1 1">
          <text:p/>
        </draw:connector>
        <draw:custom-shape draw:style-name="gr2" draw:text-style-name="P3" xml:id="id8" draw:id="id8" draw:layer="layout" svg:width="5.629cm" svg:height="1.666cm" draw:transform="skewX (0.737052543117205) rotate (0.0153588974175501) translate (2.572cm 21.386cm)">
          <text:p text:style-name="P1">Wydrukuj iloczyn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8cm" svg:y1="10.8cm" svg:x2="1.829cm" svg:y2="22.231cm" draw:start-shape="id7" draw:start-glue-point="0" draw:end-shape="id8" draw:end-glue-point="3" svg:d="M5800 10800h-5216v11431h1245" svg:viewBox="0 0 5217 11432">
          <text:p text:style-name="P1">Nie</text:p>
        </draw:connector>
        <draw:connector draw:style-name="gr7" draw:text-style-name="P1" draw:layer="layout" svg:x1="9.413cm" svg:y1="18.732cm" svg:x2="11.6cm" svg:y2="21.45cm" draw:start-shape="id6" draw:start-glue-point="2" draw:end-shape="id5" draw:end-glue-point="3" svg:d="M9413 18732v2718h2187" svg:viewBox="0 0 2188 2719">
          <text:p/>
        </draw:connector>
        <draw:connector draw:style-name="gr7" draw:text-style-name="P1" draw:layer="layout" svg:x1="3.899cm" svg:y1="23.032cm" svg:x2="10.9cm" svg:y2="24.7cm" draw:start-shape="id8" draw:start-glue-point="2" draw:end-shape="id9" svg:d="M3899 23032v856h7001v812" svg:viewBox="0 0 7002 16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9:54:03.308877250</meta:creation-date>
    <dc:date>2018-11-28T10:03:56.782463611</dc:date>
    <meta:editing-duration>PT9M53S</meta:editing-duration>
    <meta:editing-cycles>1</meta:editing-cycles>
    <meta:generator>LibreOffice/6.0.6.2$Linux_X86_64 LibreOffice_project/00m0$Build-2</meta:generator>
    <meta:document-statistic meta:object-count="17"/>
  </office:meta>
</office:document-meta>
</file>